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.4898in" fo:margin-right="0in" fo:text-indent="0in" style:auto-text-indent="false"/>
      <style:text-properties fo:font-size="14pt" style:font-size-asian="12.25pt" style:font-size-complex="14pt"/>
    </style:style>
    <style:style style:name="P3" style:family="paragraph" style:parent-style-name="Standard">
      <style:text-properties fo:font-size="14pt" style:font-size-asian="12.25pt" style:font-size-complex="14pt"/>
    </style:style>
    <style:style style:name="P4" style:family="paragraph" style:parent-style-name="Standard" style:list-style-name="L1">
      <style:text-properties fo:font-size="14pt" style:font-size-asian="12.25pt" style:font-size-complex="14pt"/>
    </style:style>
    <style:style style:name="P5" style:family="paragraph" style:parent-style-name="Standard" style:list-style-name="L2">
      <style:text-properties fo:font-size="14pt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ię i nazwisko: Sergiusz Urbaniak</text:p>
      <text:p text:style-name="P1">Data: 20.11.2008</text:p>
      <text:p text:style-name="P1">Kierunek: Informatyka (Systemy komputerowe i technologie mobilne)</text:p>
      <text:p text:style-name="P1">Grupa: IUz-12, grupa II</text:p>
      <text:p text:style-name="P1"/>
      <text:p text:style-name="P1">Nazwa Projektu: <text:span text:style-name="T1">mpdME – (Music Player Daemon Mobile Edition)</text:span></text:p>
      <text:p text:style-name="P1"/>
      <text:p text:style-name="P1">Cel: sterowanie programem muzycznym na komputerze za pomocą telefonu komórkowego.</text:p>
      <text:p text:style-name="P1"/>
      <text:p text:style-name="P1">Telefon komórkowy ma być wykorzystany jako pilot do programu mpd (Music Player Daemon <text:a xlink:type="simple" xlink:href="http://mpd.wikia.com/wiki/Music_Player_Daemon_Wiki">http://mpd.wikia.com/wiki/Music_Player_Daemon_Wiki</text:a>). Komunikacja komórki z PC odbywa się za pomocą Bluetooth.. Na komórce będzie istniała GUI z następującymi funkcjmi:</text:p>
      <text:p text:style-name="P1"/>
      <text:list text:style-name="L1">
        <text:list-item>
          <text:p text:style-name="P4">Okno „Aktualna piosenka” pokazujące informacje o aktualnie odtwarzanym <text:s/>utworze (czas, tytuł) oraz przyciski sterujące utworami (następna, poprzednia, stop, pauza)</text:p>
          <text:p text:style-name="P4"/>
        </text:list-item>
        <text:list-item>
          <text:p text:style-name="P4">Okno „Szukaj według ...”: W tym oknie użytkownik ma możliwość wyszukiwania utworów według artystów, albumów i tytułów piosenek. Okno to zawiera następujące komponenty:</text:p>
          <text:list>
            <text:list-item>
              <text:p text:style-name="P4">Polę tekstowe do wpisania szukanego zdania (np. nazwa artysty)</text:p>
            </text:list-item>
            <text:list-item>
              <text:p text:style-name="P4">Pole pokazujące ilość wyników wyszukiwania</text:p>
            </text:list-item>
            <text:list-item>
              <text:p text:style-name="P4">Listę pokazującą wynik o maks. 20 pozycji</text:p>
            </text:list-item>
            <text:list-item>
              <text:p text:style-name="P4">Przycisk „włóż do playlisty”</text:p>
            </text:list-item>
          </text:list>
        </text:list-item>
      </text:list>
      <text:p text:style-name="P2">Po każdym nowo wpisanym znaku ilość wyników jest aktualizowana jak i również lista wyników o maks. 20 pozycji. Po przyciśnięciu przycisku „włóż do playlisty”, całkowity wynik wyszukiwania zastąpi aktualną playlistę.</text:p>
      <text:p text:style-name="P1"/>
      <text:list text:style-name="L2">
        <text:list-item>
          <text:p text:style-name="P5">Okno „Playlista”: W tym oknie użytkownik ma możliwość widzieć aktualną playlistę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rgiusz</meta:initial-creator>
    <meta:creation-date>2008-11-20T19:19:45</meta:creation-date>
    <dc:creator>Sergiusz</dc:creator>
    <dc:date>2008-11-20T21:23:07</dc:date>
    <meta:editing-cycles>61</meta:editing-cycles>
    <meta:editing-duration>PT1H9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81" meta:character-count="1330"/>
  </office:meta>
</office:document-meta>
</file>